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405a5c2a-237d-42d3-8655-386566bcff48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84345e1a-6bbc-407d-b20f-ac6bf1ad843f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de1d2dcb-0b71-4e7f-873b-736b223fa584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0ebe85d7-0e38-4b57-94c2-e0f7d582bc76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c67a9be-96a7-427c-a403-87cc9c379f66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d2fb2d4d-c2e3-45f4-902f-a791c63a754c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521151bf-cfb2-4d22-ab96-98cafbc8282a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